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öglichst dritte Person</text:p>
      <text:p text:style-name="Standard"/>
      <text:p text:style-name="Standard">Hauptteil: Wie wurde vorgegangen...alle letztlich verwendeten Lösungen erläutern</text:p>
      <text:p text:style-name="Standard"/>
      <text:p text:style-name="Standard">separat: Fehlschläge und Sackgassen</text:p>
      <text:p text:style-name="Standard"/>
      <text:p text:style-name="Standard">etwa 50seiten</text:p>
      <text:p text:style-name="Standard"/>
      <text:p text:style-name="P1">Eigene formatierungen für</text:p>
      <text:p text:style-name="P1"/>
      <text:p text:style-name="P1">Große Überschrift</text:p>
      <text:p text:style-name="P1"/>
      <text:p text:style-name="P1">Teil überschrift</text:p>
      <text:p text:style-name="P1"/>
      <text:p text:style-name="P1">Quellcode</text:p>
      <text:p text:style-name="P1"/>
      <text:p text:style-name="P1">Konsolen befehle</text:p>
      <text:p text:style-name="P1"/>
      <text:p text:style-name="P1">Ordnerverzeichnisse und Dateina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9S</meta:editing-duration>
    <meta:editing-cycles>6</meta:editing-cycles>
    <meta:generator>OpenOffice.org/3.4.1$Win32 OpenOffice.org_project/341m1$Build-9593</meta:generator>
    <dc:date>2013-04-25T12:17:54.99</dc:date>
    <meta:document-statistic meta:table-count="0" meta:image-count="0" meta:object-count="0" meta:page-count="1" meta:paragraph-count="10" meta:word-count="30" meta:character-count="268"/>
    <meta:user-defined meta:name="Info 1"/>
    <meta:user-defined meta:name="Info 2"/>
    <meta:user-defined meta:name="Info 3"/>
    <meta:user-defined meta:name="Info 4"/>
  </office:meta>
</office:document-meta>
</file>